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background-color="transparent"/>
    </style:style>
    <style:style style:name="P4" style:family="paragraph" style:parent-style-name="Standard">
      <style:paragraph-properties fo:break-before="page"/>
    </style:style>
    <style:style style:name="T1" style:family="text">
      <style:text-properties fo:font-style="italic"/>
    </style:style>
    <style:style style:name="T2" style:family="text">
      <style:text-properties style:font-style-asian="italic"/>
    </style:style>
    <style:style style:name="T3" style:family="text">
      <style:text-properties style:font-style-complex="italic"/>
    </style:style>
    <style:style style:name="T4" style:family="text">
      <style:text-properties fo:background-color="#ffff00"/>
    </style:style>
    <style:style style:name="T5"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ur Implementierung dieses Beispiels werden mehrere Strukturen definiert und angewandt, welche diverse Daten wie Name der Station bzw. die Länge zur der nächsten, enthält. Es wird zwischen folgenden Strukturen unterschieden:</text:p>
      <text:p text:style-name="Standard"/>
      <text:p text:style-name="Standard">struct edge;</text:p>
      <text:p text:style-name="Standard">typedef struct node { … } station;</text:p>
      <text:p text:style-name="Standard">typedef struct edge { … } path;</text:p>
      <text:p text:style-name="Standard">typedef struct treenode { … } heapnode;</text:p>
      <text:p text:style-name="Standard">typedef struct liste { … } list;</text:p>
      <text:p text:style-name="Standard"/>
      <text:p text:style-name="Standard">Betrachtet man die Bauweise der Adjazenzliste, so wäre die folgende Struktur, die waagrechte Darstellung der Elemente zu einem Element – bzw. anders ausgedrück, diese Struktur definiert die Kanten des Graphen.</text:p>
      <text:p text:style-name="Standard"/>
      <text:p text:style-name="Standard">struct edge;</text:p>
      <text:p text:style-name="Standard"/>
      <text:p text:style-name="Standard">typedef struct edge {</text:p>
      <text:p text:style-name="Standard"><text:tab/>station *halt;</text:p>
      <text:p text:style-name="Standard"><text:tab/>// distance from previous station</text:p>
      <text:p text:style-name="Standard"><text:tab/>int length;</text:p>
      <text:p text:style-name="Standard"><text:tab/>char mark[10];</text:p>
      <text:p text:style-name="Standard"><text:tab/>struct edge *next;</text:p>
      <text:p text:style-name="Standard">} path;</text:p>
      <text:p text:style-name="Standard"/>
      <text:p text:style-name="Standard">Beispiel: „Reumannplatz“</text:p>
      <text:p text:style-name="P1">Ist mit der Station „Keplerplatz“ verbunden somit wird die Station „Keplerplatz“ zu einem Teilelement der verketteten Liste, welche die „Stationsnachbarn“ einer Station definiert.</text:p>
      <text:p text:style-name="Standard"/>
      <text:p text:style-name="Standard">Jedoch wird die Station nicht direkt in die „path“-Struktur gespeichert, sondern diese gilt als „Container“ für die Struktur „station“. In der „path“-Struktur wird ein „next“-Pointer definiert, welcher das Durchsuchen der gesamten „Stationsnachbarn“(verketteten)-Liste ermöglicht. Weiteres wird hier die Linie unter dem Namen „mark“ gespeichert, da diese vom Weg, welchen der User einschlagen sollte (somit path) abhängig sind. Die Variable „length“ ist die Dauer zwischen der zu erst eingelesenen Station und der nächsten. </text:p>
      <text:p text:style-name="Standard"/>
      <text:p text:style-name="P1">Beispiel: „Reumannplatz und Keplerplatz“</text:p>
      <text:p text:style-name="P1">Lt. Eingabefile dauert es eine Minute, bis die U1 vom Reumannplatz nach Keplerplatz fährt. Diese Dauer wird als „length“ gespeichert. </text:p>
      <text:p text:style-name="P1"/>
      <text:p text:style-name="P2">Wie erwähnt dient die „path“-Struktur als Container für die folgende Struktur, welche, wenn man ereut den Graphen betrachtet, den Knoten repräsentiert.</text:p>
      <text:p text:style-name="Standard"/>
      <text:p text:style-name="Standard"/>
      <text:p text:style-name="P4">typedef struct node {</text:p>
      <text:p text:style-name="Standard"><text:tab/>char name[50];</text:p>
      <text:p text:style-name="Standard"><text:tab/>// pointer to the adjazenz pathnode</text:p>
      <text:p text:style-name="Standard"><text:tab/>struct edge *p;</text:p>
      <text:p text:style-name="Standard"><text:tab/>struct node *prev;</text:p>
      <text:p text:style-name="Standard"><text:tab/>// distance from startStation</text:p>
      <text:p text:style-name="Standard"><text:tab/>int lengthSum;</text:p>
      <text:p text:style-name="Standard"><text:tab/>int visited;</text:p>
      <text:p text:style-name="Standard">} station;</text:p>
      <text:p text:style-name="Standard"/>
      <text:p text:style-name="Standard">In dieser Struktur wird schließlich auch der Name der Station unter dem Namen „name“ gespeichert. Der Pointer „p“ zeigt auf die gleiche Station, nur mit dem Unterschied, dass die Adjazenzliste durchforstet wird, somit kann der Algorithmus erst dadurch den Nachfolger bestimmen. Der Pointer mit dem Namen „prev“ definiert die vorherige Station (laut Algorithmus), <text:s/>welche vor der aktuellen Station <text:s/>behandelt worden ist. „lengthSum“ definiert die „Summierung der Weglänge“, welche ebenfalls für den Algorithmus ausschlaggebend ist. </text:p>
      <text:p text:style-name="Standard"/>
      <text:p text:style-name="Standard">Um Endlosschleifen, Redundante Informationen („Zurückspringen“) zu vermeiden, wird die „visited“-Variable gesetzt - solange diese Variable auf NOTVISITED gesetzt ist, kommt sie für die Wegberechnung (Überprüfung ob dieser Weg der kürzeste wäre) in Frage. Als nächstes muss auch bestimmt werden, welcher Weg sich als kürzester/richtiger erweist – diese Aufgabe wird vom Heap übernommen. Die Struktur, welche der Heap benutzt sieht folgendermaßen aus:</text:p>
      <text:p text:style-name="Standard"/>
      <text:p text:style-name="Standard">typedef struct treenode {</text:p>
      <text:p text:style-name="Standard"><text:tab/>station *halt;</text:p>
      <text:p text:style-name="Standard"><text:tab/>// distance = shortest path from node to NULL</text:p>
      <text:p text:style-name="Standard"><text:tab/>// where left.dist &gt;= right.dist</text:p>
      <text:p text:style-name="Standard"><text:tab/>int dist;</text:p>
      <text:p text:style-name="Standard"><text:tab/>struct treenode *left;</text:p>
      <text:p text:style-name="Standard"><text:tab/>struct treenode *right;</text:p>
      <text:p text:style-name="Standard">} heapnode;</text:p>
      <text:p text:style-name="Standard"/>
      <text:p text:style-name="Standard">Da es sich bei einem Heap um einen Binärbaum handelt, welcher spezielle Merkmale aufweist <text:span text:style-name="T4">(siehe ???)</text:span><text:span text:style-name="T5"> werden typischerweise zwei Pointer vom typ „treenode“ definiert, welche die linke bzw. rechte Abzweigung repräsentieren. Für die Implementierung dieses Beispiels ist ein MIN-Heap von Nöten, welcher den wertmäßig kleinsten Key als Root-Element hat.</text:span></text:p>
      <text:p text:style-name="P3"/>
      <text:p text:style-name="Standard">typedef struct liste {</text:p>
      <text:p text:style-name="Standard"><text:tab/>path *p;</text:p>
      <text:p text:style-name="Standard"><text:tab/>struct liste *next;</text:p>
      <text:p text:style-name="Standard">} list;</text:p>
      <text:p text:style-name="Standard"/>
      <text:p text:style-name="Standard">Die letzte Struktur definiert die Adjazenzliste, welche für den vorhandenen Graphen nötig ist. Der Pointer „next“ zeigt, wenn man den Aufbau der Adjazenzliste betrachtet, auf das nächste (untere) Element, der Pointer „p“ zeigt hingegen auf die waagrechten Elemen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ran-Goggy </meta:initial-creator>
    <meta:creation-date>2010-06-15T00:58:21</meta:creation-date>
    <dc:date>2010-06-15T02:06:54</dc:date>
    <dc:creator>Goran-Goggy </dc:creator>
    <meta:editing-duration>PT01H08M34S</meta:editing-duration>
    <meta:editing-cycles>12</meta:editing-cycles>
    <meta:generator>OpenOffice.org/3.2$Unix OpenOffice.org_project/320m12$Build-9483</meta:generator>
    <meta:document-statistic meta:table-count="0" meta:image-count="0" meta:object-count="0" meta:page-count="2" meta:paragraph-count="46" meta:word-count="568" meta:character-count="3782"/>
  </office:meta>
</office:document-meta>
</file>